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6875in"/>
    </style:style>
    <style:style style:name="Table1.B" style:family="table-column">
      <style:table-column-properties style:column-width="4.010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2.0021in"/>
    </style:style>
    <style:style style:name="Table2.C" style:family="table-column">
      <style:table-column-properties style:column-width="0.5014in"/>
    </style:style>
    <style:style style:name="Table2.D" style:family="table-column">
      <style:table-column-properties style:column-width="0.4361in"/>
    </style:style>
    <style:style style:name="Table2.E" style:family="table-column">
      <style:table-column-properties style:column-width="0.5583in"/>
    </style:style>
    <style:style style:name="Table2.F" style:family="table-column">
      <style:table-column-properties style:column-width="0.5681in"/>
    </style:style>
    <style:style style:name="Table2.G" style:family="table-column">
      <style:table-column-properties style:column-width="0.559in"/>
    </style:style>
    <style:style style:name="Table2.J" style:family="table-column">
      <style:table-column-properties style:column-width="0.570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729in" style:rel-column-width="1977*"/>
    </style:style>
    <style:style style:name="Table3.B" style:family="table-column">
      <style:table-column-properties style:column-width="3.8167in" style:rel-column-width="5496*"/>
    </style:style>
    <style:style style:name="Table3.C" style:family="table-column">
      <style:table-column-properties style:column-width="1.5035in" style:rel-column-width="216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9.5pt" fo:font-weight="bold" officeooo:rsid="000888a4" officeooo:paragraph-rsid="000888a4" style:font-size-asian="9.5pt" style:font-weight-asian="bold" style:font-size-complex="9.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9.5pt" fo:font-weight="normal" officeooo:rsid="000b29bb" officeooo:paragraph-rsid="000b29bb" style:font-size-asian="9.5pt" style:font-weight-asian="normal" style:font-size-complex="9.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9.5pt" fo:font-weight="normal" officeooo:rsid="0127d605" officeooo:paragraph-rsid="0127d605" style:font-size-asian="9.5pt" style:font-weight-asian="normal" style:font-size-complex="9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9.5pt" fo:font-weight="normal" officeooo:rsid="0127d605" officeooo:paragraph-rsid="0127d605" style:font-size-asian="9.5pt" style:font-weight-asian="normal" style:font-size-complex="9.5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9.5pt" officeooo:rsid="000bde01" officeooo:paragraph-rsid="000bde01" style:font-size-asian="9.5pt" style:font-size-complex="9.5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9.5pt" style:font-size-asian="9.5pt" style:font-size-complex="9.5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9.5pt" officeooo:paragraph-rsid="000fc706" style:font-size-asian="9.5pt" style:font-size-complex="9.5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9.5pt" officeooo:rsid="000c2415" officeooo:paragraph-rsid="000c2415" style:font-size-asian="9.5pt" style:font-size-complex="9.5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9.5pt" style:font-size-asian="9.5pt" style:font-size-complex="9.5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9.5pt" officeooo:paragraph-rsid="00c4291d" style:font-size-asian="9.5pt" style:font-size-complex="9.5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9.5pt" officeooo:paragraph-rsid="01217510" style:font-size-asian="9.5pt" style:font-size-complex="9.5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9.5pt" officeooo:rsid="00b9feee" officeooo:paragraph-rsid="00b9feee" style:font-size-asian="9.5pt" style:font-size-complex="9.5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9.5pt" fo:font-weight="bold" officeooo:rsid="00b905e2" officeooo:paragraph-rsid="00b905e2" style:font-size-asian="9.5pt" style:font-weight-asian="bold" style:font-size-complex="9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9.5pt" fo:font-weight="bold" officeooo:rsid="00bb7e72" officeooo:paragraph-rsid="00bb7e72" style:font-size-asian="9.5pt" style:font-weight-asian="bold" style:font-size-complex="9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9.5pt" fo:font-weight="bold" style:font-size-asian="9.5pt" style:font-weight-asian="bold" style:font-size-complex="9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9.5pt" fo:font-weight="bold" officeooo:paragraph-rsid="00b905e2" style:font-size-asian="9.5pt" style:font-weight-asian="bold" style:font-size-complex="9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9.5pt" fo:font-weight="bold" officeooo:rsid="00b9feee" officeooo:paragraph-rsid="00b9feee" style:font-size-asian="9.5pt" style:font-weight-asian="bold" style:font-size-complex="9.5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9.5pt" fo:font-weight="bold" officeooo:rsid="01118f37" officeooo:paragraph-rsid="01118f37" style:font-size-asian="9.5pt" style:font-weight-asian="bold" style:font-size-complex="9.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9.5pt" fo:font-weight="bold" officeooo:rsid="01197c00" officeooo:paragraph-rsid="01197c00" style:font-size-asian="9.5pt" style:font-weight-asian="bold" style:font-size-complex="9.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9.5pt" fo:font-weight="bold" officeooo:rsid="013516c0" officeooo:paragraph-rsid="013516c0" style:font-size-asian="9.5pt" style:font-weight-asian="bold" style:font-size-complex="9.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9.5pt" fo:font-weight="bold" officeooo:rsid="01379139" officeooo:paragraph-rsid="01379139" style:font-size-asian="9.5pt" style:font-weight-asian="bold" style:font-size-complex="9.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9.5pt" fo:font-weight="bold" officeooo:rsid="013c0508" officeooo:paragraph-rsid="013c0508" style:font-size-asian="9.5pt" style:font-weight-asian="bold" style:font-size-complex="9.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9.5pt" fo:font-weight="bold" officeooo:rsid="014530a7" officeooo:paragraph-rsid="014530a7" style:font-size-asian="9.5pt" style:font-weight-asian="bold" style:font-size-complex="9.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9.5pt" style:text-underline-style="solid" style:text-underline-width="auto" style:text-underline-color="font-color" fo:font-weight="bold" officeooo:rsid="012bb00d" officeooo:paragraph-rsid="012bb00d" style:font-size-asian="9.5pt" style:font-weight-asian="bold" style:font-size-complex="9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29bb" style:font-weight-asian="bold" style:font-weight-complex="bold"/>
    </style:style>
    <style:style style:name="T3" style:family="text">
      <style:text-properties officeooo:rsid="011a2b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İYASA FİYAT ARAŞTIRMASI TUTANAĞI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İdarenin Adı</text:p>
          </table:table-cell>
          <table:table-cell table:style-name="Table1.A1" office:value-type="string">
            <text:p text:style-name="P6">: <text:span text:style-name="T1"><text:text-input text:description="">{{ idare_adi }}</text:text-input></text:span></text:p>
          </table:table-cell>
        </table:table-row>
        <table:table-row>
          <table:table-cell table:style-name="Table1.A1" office:value-type="string">
            <text:p text:style-name="P5">Yapılan İş/Mal/Hizmetin Adı, Niteliği</text:p>
          </table:table-cell>
          <table:table-cell table:style-name="Table1.A1" office:value-type="string">
            <text:p text:style-name="P7">: <text:span text:style-name="T2"><text:text-input text:description="">{{ yapilan_isin_adi }}</text:text-input></text:span><text:text-input text:description=""/><text:text-input text:description=""/></text:p>
          </table:table-cell>
        </table:table-row>
        <table:table-row>
          <table:table-cell table:style-name="Table1.A1" office:value-type="string">
            <text:p text:style-name="P5">Alım ve Yetkilendirilen Görevlilere İlişkin</text:p>
          </table:table-cell>
          <table:table-cell table:style-name="Table1.A1" office:value-type="string">
            <text:p text:style-name="P6">: <text:span text:style-name="T1"><text:text-input text:description="">{{ alim_yapan_gorevlilere_iliskin }}</text:text-input></text:span></text:p>
          </table:table-cell>
        </table:table-row>
        <table:table-row>
          <table:table-cell table:style-name="Table1.A1" office:value-type="string">
            <text:p text:style-name="P8">İhale Onay Belgesi Tarih ve Sayısı</text:p>
          </table:table-cell>
          <table:table-cell table:style-name="Table1.A1" office:value-type="string">
            <text:p text:style-name="P6">: <text:span text:style-name="T1"><text:text-input text:description="">{{ ihale_onay_belgesi_tarih_sayi }}</text:text-input>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 table:number-columns-repeated="2"/>
        <table:table-column table:style-name="Table2.F"/>
        <table:table-column table:style-name="Table2.J"/>
        <table:table-row>
          <table:table-cell table:style-name="Table2.A1" table:number-rows-spanned="3" office:value-type="string">
            <text:p text:style-name="P13">Sıra No</text:p>
          </table:table-cell>
          <table:table-cell table:style-name="Table2.A1" table:number-rows-spanned="3" office:value-type="string">
            <text:p text:style-name="P13">Mal / Hizmet / Yapım İşi</text:p>
          </table:table-cell>
          <table:table-cell table:style-name="Table2.C1" table:number-columns-spanned="8" office:value-type="string">
            <text:p text:style-name="P14">Kişi / Firmalar ve Fiyat Teklifle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C2" table:number-rows-spanned="2" office:value-type="string">
            <text:p text:style-name="P13">Miktar</text:p>
          </table:table-cell>
          <table:table-cell table:style-name="Table2.C2" table:number-rows-spanned="2" office:value-type="string">
            <text:p text:style-name="P13">Birim</text:p>
          </table:table-cell>
          <table:table-cell table:style-name="Table2.C2" table:number-columns-spanned="2" office:value-type="string">
            <text:p text:style-name="P15"><text:text-input text:description="">{{ firmalar[0] }}</text:text-input></text:p>
          </table:table-cell>
          <table:covered-table-cell/>
          <table:table-cell table:style-name="Table2.C2" table:number-columns-spanned="2" office:value-type="string">
            <text:p text:style-name="P16"><text:text-input text:description="">{{ firmalar[1] }}</text:text-input></text:p>
          </table:table-cell>
          <table:covered-table-cell/>
          <table:table-cell table:style-name="Table2.I2" table:number-columns-spanned="2" office:value-type="string">
            <text:p text:style-name="P16"><text:text-input text:description="">{{ firmalar[2] }}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2.C2" office:value-type="string">
            <text:p text:style-name="P17">Birim Fiyat</text:p>
          </table:table-cell>
          <table:table-cell table:style-name="Table2.C2" office:value-type="string">
            <text:p text:style-name="P17">Toplam Fiyat</text:p>
          </table:table-cell>
          <table:table-cell table:style-name="Table2.C2" office:value-type="string">
            <text:p text:style-name="P17">Birim Fiyat</text:p>
          </table:table-cell>
          <table:table-cell table:style-name="Table2.C2" office:value-type="string">
            <text:p text:style-name="P17">Toplam Fiyat</text:p>
          </table:table-cell>
          <table:table-cell table:style-name="Table2.C2" office:value-type="string">
            <text:p text:style-name="P17">Birim Fiyat</text:p>
          </table:table-cell>
          <table:table-cell table:style-name="Table2.I2" office:value-type="string">
            <text:p text:style-name="P17">Toplam Fiyat</text:p>
          </table:table-cell>
        </table:table-row>
        <table:table-row>
          <table:table-cell table:style-name="Table2.I2" table:number-columns-spanned="10" office:value-type="string">
            <text:p text:style-name="P10"><text:text-input text:description="">{% for malzeme in malzemeler %}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9"><text:text-input text:description="">{{ malzeme.sira_no }}</text:text-input></text:p>
          </table:table-cell>
          <table:table-cell table:style-name="Table2.C2" office:value-type="string">
            <text:p text:style-name="P6"><text:text-input text:description="">{{ malzeme.adi }}</text:text-input></text:p>
          </table:table-cell>
          <table:table-cell table:style-name="Table2.C2" office:value-type="string">
            <text:p text:style-name="P9"><text:text-input text:description="">{{ malzeme.miktar }}</text:text-input></text:p>
          </table:table-cell>
          <table:table-cell table:style-name="Table2.C2" office:value-type="string">
            <text:p text:style-name="P9"><text:text-input text:description="">{{ malzeme.birim }}</text:text-input><text:text-input text:description=""/></text:p>
          </table:table-cell>
          <table:table-cell table:style-name="Table2.C2" office:value-type="string">
            <text:p text:style-name="P12"><text:text-input text:description=""/><text:text-input text:description="">{{ malzeme.f1_birim }}</text:text-input></text:p>
          </table:table-cell>
          <table:table-cell table:style-name="Table2.C2" office:value-type="string">
            <text:p text:style-name="P12"><text:text-input text:description="">{{ malzeme.f1_toplam }}</text:text-input></text:p>
          </table:table-cell>
          <table:table-cell table:style-name="Table2.C2" office:value-type="string">
            <text:p text:style-name="P12"><text:text-input text:description="">{{ malzeme.f2_birim }}</text:text-input></text:p>
          </table:table-cell>
          <table:table-cell table:style-name="Table2.C2" office:value-type="string">
            <text:p text:style-name="P12"><text:text-input text:description="">{{ malzeme.f2_toplam }}</text:text-input></text:p>
          </table:table-cell>
          <table:table-cell table:style-name="Table2.C2" office:value-type="string">
            <text:p text:style-name="P12"><text:text-input text:description="">{{ malzeme.f3_birim }}</text:text-input></text:p>
          </table:table-cell>
          <table:table-cell table:style-name="Table2.I2" office:value-type="string">
            <text:p text:style-name="P12"><text:text-input text:description="">{{ malzeme.f3_toplam }}</text:text-input></text:p>
          </table:table-cell>
        </table:table-row>
        <table:table-row>
          <table:table-cell table:style-name="Table2.I2" table:number-columns-spanned="10" office:value-type="string">
            <text:p text:style-name="P9"><text:text-input text:description="">{% endfor %}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9"/>
          </table:table-cell>
          <table:table-cell table:style-name="Table2.C2" office:value-type="string">
            <text:p text:style-name="P18">TOPLAM</text:p>
          </table:table-cell>
          <table:table-cell table:style-name="Table2.C2" table:number-columns-spanned="2" office:value-type="string">
            <text:p text:style-name="P9"/>
          </table:table-cell>
          <table:covered-table-cell/>
          <table:table-cell table:style-name="Table2.C2" table:number-columns-spanned="2" office:value-type="string">
            <text:p text:style-name="P9"><text:span text:style-name="T1"><text:text-input text:description="">{{ f1_genel_toplam }}</text:text-input></text:span></text:p>
          </table:table-cell>
          <table:covered-table-cell/>
          <table:table-cell table:style-name="Table2.C2" table:number-columns-spanned="2" office:value-type="string">
            <text:p text:style-name="P9"><text:span text:style-name="T1"><text:text-input text:description="">{{ f2_genel_toplam }}</text:text-input></text:span></text:p>
          </table:table-cell>
          <table:covered-table-cell/>
          <table:table-cell table:style-name="Table2.I2" table:number-columns-spanned="2" office:value-type="string">
            <text:p text:style-name="P9"><text:span text:style-name="T1"><text:text-input text:description="">{{ f3_genel_toplam }}</text:text-input></text:span></text:p>
          </table:table-cell>
          <table:covered-table-cell/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Mal Alım Fişi</text:p>
          </table:table-cell>
          <table:table-cell table:style-name="Table3.B1" table:number-columns-spanned="2" office:value-type="string">
            <text:p text:style-name="P19">Uygun Görülen / Kişi / Firma / Firmalar</text:p>
          </table:table-cell>
          <table:covered-table-cell/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9">Firma Adı ve Adresi</text:p>
          </table:table-cell>
          <table:table-cell table:style-name="Table3.C2" office:value-type="string">
            <text:p text:style-name="P19">Uygun Bulunan Teklif Tutarı</text:p>
          </table:table-cell>
        </table:table-row>
        <table:table-row>
          <table:table-cell table:style-name="Table3.A2" office:value-type="string">
            <text:p text:style-name="P11"><text:text-input text:description="">{{ malzeme_sayisi }}</text:text-input> <text:span text:style-name="T3">Kalem Mal Alımı</text:span></text:p>
          </table:table-cell>
          <table:table-cell table:style-name="Table3.A2" office:value-type="string">
            <text:p text:style-name="P9"><text:text-input text:description="">{{ uygun_gorulen_firma_adi_adresi }}</text:text-input></text:p>
          </table:table-cell>
          <table:table-cell table:style-name="Table3.C2" office:value-type="string">
            <text:p text:style-name="P9"><text:text-input text:description="">{{ uygun_gorulen_teklif_tutari }}</text:text-input></text:p>
          </table:table-cell>
        </table:table-row>
      </table:table>
      <text:p text:style-name="P3"/>
      <text:p text:style-name="P4">2003-6554 Karar Sayılı “Yükseköğretim Kurumları tarafından 4734 Sayılı Kanunun 3. maddesi (f) bendi Kapsamında Yapılacak ihalelere ilişkin esaslar” adlı kararnamenin 21/d maddesi uyarınca doğrudan temin usulüyle yapılacak piyasa araştırmasında firmalarca / kişilerce teklif edilen fiyatlar tarafımızca değerlendirilerek yukarıda adı ve adresleri belirtlien kişi / firma / firmalardan alım yapılması uygun görülmüştür.</text:p>
      <text:p text:style-name="P4"/>
      <table:table table:name="Table4" table:style-name="Table4">
        <table:table-column table:style-name="Table4.A" table:number-columns-repeated="3"/>
        <table:table-row>
          <table:table-cell table:style-name="Table4.A1" table:number-columns-spanned="3" office:value-type="string">
            <text:p text:style-name="P24">Piyasa Fiyat Araştırma Görevlisi / Görevlileri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15"><text:text-input text:description="">{{ gorevli[0].ad }}</text:text-input></text:p>
            <text:p text:style-name="P15"><text:text-input text:description="">{{ gorevli[0].unvan }}</text:text-input></text:p>
            <text:p text:style-name="P15"/>
            <text:p text:style-name="P15"/>
          </table:table-cell>
          <table:table-cell table:style-name="Table4.A1" office:value-type="string">
            <text:p text:style-name="P15"><text:text-input text:description="">{{ gorevli[1].ad }}</text:text-input></text:p>
            <text:p text:style-name="P20"><text:text-input text:description=""/><text:text-input text:description="">{{ gorevli[1].unvan }}</text:text-input></text:p>
          </table:table-cell>
          <table:table-cell table:style-name="Table4.A1" office:value-type="string">
            <text:p text:style-name="P15"><text:text-input text:description="">{{ gorevli[2].ad }}</text:text-input></text:p>
            <text:p text:style-name="P21"><text:text-input text:description="">{{ gorevli[2].unvan }}</text:text-input>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  <text:p text:style-name="P15"/>
            <text:p text:style-name="P15"/>
            <text:p text:style-name="P22">Uygundur.</text:p>
            <text:p text:style-name="P22"/>
            <text:p text:style-name="P22"><text:text-input text:description="">{{ belge_imza_tarihi }}</text:text-input></text:p>
            <text:p text:style-name="P22"/>
            <text:p text:style-name="P23">Harcama Yetkilisi</text:p>
            <text:p text:style-name="P23"><text:text-input text:description="">{{ harcama_yetkilisi.ad }}</text:text-input></text:p>
            <text:p text:style-name="P23"><text:text-input text:description="">{{ harcama_yetkilisi.unvan }}</text:text-input></text:p>
            <text:p text:style-name="P23"/>
          </table:table-cell>
          <table:table-cell table:style-name="Table4.A1" office:value-type="string">
            <text:p text:style-name="P1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0:40:35.243591133</meta:creation-date>
    <meta:generator>LibreOffice/5.1.6.2$Linux_X86_64 LibreOffice_project/10m0$Build-2</meta:generator>
    <dc:date>2017-08-11T15:26:24.343060516</dc:date>
    <meta:editing-duration>PT4H30M34S</meta:editing-duration>
    <meta:editing-cycles>151</meta:editing-cycles>
    <meta:document-statistic meta:table-count="4" meta:image-count="0" meta:object-count="0" meta:page-count="1" meta:paragraph-count="59" meta:word-count="320" meta:character-count="1768" meta:non-whitespace-character-count="1586"/>
  </office:meta>
</office:document-meta>
</file>